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language-asian="ja" style:country-asian="JP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3">
      <style:text-properties style:language-asian="ja" style:country-asian="JP"/>
    </style:style>
    <style:style style:name="P4" style:family="paragraph" style:parent-style-name="Heading_20_2">
      <style:text-properties style:language-asian="ja" style:country-asian="J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設問ア</text:h>
      <text:h text:style-name="P4" text:outline-level="2">ITサービスの概要</text:h>
      <text:h text:style-name="P3" text:outline-level="3">サービス</text:h>
      <text:h text:style-name="Heading_20_3" text:outline-level="3"/>
      <text:h text:style-name="Heading_20_2" text:outline-level="2">見出し</text:h>
      <text:h text:style-name="Heading_20_3" text:outline-level="3"/>
      <text:h text:style-name="Heading_20_3" text:outline-level="3"/>
      <text:h text:style-name="Heading_20_1" text:outline-level="1"/>
      <text:h text:style-name="P2" text:outline-level="1">設問イ</text:h>
      <text:h text:style-name="Heading_20_2" text:outline-level="2">見出し</text:h>
      <text:h text:style-name="Heading_20_3" text:outline-level="3">自由記入</text:h>
      <text:p text:style-name="P1"/>
      <text:h text:style-name="Heading_20_2" text:outline-level="2">見出し</text:h>
      <text:h text:style-name="Heading_20_3" text:outline-level="3">自由記入</text:h>
      <text:p text:style-name="Text_20_body"/>
      <text:h text:style-name="Heading_20_3" text:outline-level="3">活動案１</text:h>
      <text:p text:style-name="Text_20_body"/>
      <text:h text:style-name="Heading_20_3" text:outline-level="3">活動案２</text:h>
      <text:p text:style-name="Text_20_body"/>
      <text:h text:style-name="Heading_20_3" text:outline-level="3">選択した活動と選択した根拠や考え（なぜならば～）</text:h>
      <text:p text:style-name="P1"/>
      <text:h text:style-name="P3" text:outline-level="3">選択した活動によって生じる新たな課題・リスク（ただし、～という新たな課題が生じた）</text:h>
      <text:p text:style-name="Text_20_body"/>
      <text:h text:style-name="Heading_20_3" text:outline-level="3">新たな課題・リスクを解消するための活動</text:h>
      <text:p text:style-name="Text_20_body"/>
      <text:p text:style-name="Text_20_body"/>
      <text:h text:style-name="P2" text:outline-level="1">設問ウ</text:h>
      <text:h text:style-name="Heading_20_2" text:outline-level="2">見出し</text:h>
      <text:h text:style-name="Heading_20_3" text:outline-level="3">自由記入</text:h>
      <text:p text:style-name="Text_20_body"/>
      <text:h text:style-name="Heading_20_3" text:outline-level="3">活動案１</text:h>
      <text:p text:style-name="Text_20_body"/>
      <text:h text:style-name="Heading_20_3" text:outline-level="3">活動案２</text:h>
      <text:p text:style-name="Text_20_body"/>
      <text:h text:style-name="Heading_20_3" text:outline-level="3">選択した活動と選択した根拠や考え（なぜならば～）</text:h>
      <text:p text:style-name="P1"/>
      <text:h text:style-name="P3" text:outline-level="3">選択した活動によって生じる新たな課題・リスク（ただし、～という新たな課題が生じた）</text:h>
      <text:p text:style-name="Text_20_body"/>
      <text:h text:style-name="P3" text:outline-level="3">新たな課題・リスクを解消するための活動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85cm" fo:margin-bottom="1.997cm" fo:margin-left="1.058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M3S</meta:editing-duration>
    <meta:editing-cycles>5</meta:editing-cycles>
    <meta:generator>OpenOffice/4.1.13$Win32 OpenOffice.org_project/4113m1$Build-9810</meta:generator>
    <dc:date>2024-02-21T22:07:48.26</dc:date>
    <meta:document-statistic meta:table-count="0" meta:image-count="0" meta:object-count="0" meta:page-count="3" meta:paragraph-count="22" meta:word-count="229" meta:character-count="230"/>
    <meta:user-defined meta:name="Info 1"/>
    <meta:user-defined meta:name="Info 2"/>
    <meta:user-defined meta:name="Info 3"/>
    <meta:user-defined meta:name="Info 4"/>
  </office:meta>
</office:document-meta>
</file>